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" style:list-style-name=""/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ent ouvrir un fichier ODT directement dans mon application Web ?</text:p>
      <text:p text:style-name="Standard"/>
      <text:p text:style-name="Standard">L'objectif principal de ce billet est d'utiliser le protocol WebDAV pour rendre possible la lecture et l'écriture de fichiers de type bureautique ou autre, à travers le web, sans avoir à télécharger le fichier sur son disque dur.<text:line-break/><text:span text:style-name="T1">Exemple</text:span>: cela permet en cliquant simplement sur un fichier OpenOffice.org (ex: monfichier.odt) dans ma page web, de directement lancer OOo, de modifier le fichier à la volée, puis de sauvegarder ce fichier en cliquant simplement sur le bouton "enregistrer" de OO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ois </meta:initial-creator>
    <meta:creation-date>2010-01-21T11:13:50</meta:creation-date>
    <meta:generator>OpenOffice.org/3.1$Linux OpenOffice.org_project/310m19$Build-9420</meta:generator>
    <dc:date>2010-01-21T11:39:06</dc:date>
    <dc:creator>Pascal K.</dc:creator>
    <meta:editing-duration>PT00H01M34S</meta:editing-duration>
    <meta:editing-cycles>5</meta:editing-cycles>
    <meta:document-statistic meta:table-count="0" meta:image-count="0" meta:object-count="0" meta:page-count="1" meta:paragraph-count="2" meta:word-count="90" meta:character-count="562"/>
  </office:meta>
</office:document-meta>
</file>